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392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6.59cm"/>
    </style:style>
    <style:style style:name="co15" style:family="table-column">
      <style:table-column-properties fo:break-before="auto" style:column-width="15.522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2.886cm"/>
    </style:style>
    <style:style style:name="co18" style:family="table-column">
      <style:table-column-properties fo:break-before="auto" style:column-width="6.126cm"/>
    </style:style>
    <style:style style:name="co19" style:family="table-column">
      <style:table-column-properties fo:break-before="auto" style:column-width="14.134cm"/>
    </style:style>
    <style:style style:name="co20" style:family="table-column">
      <style:table-column-properties fo:break-before="auto" style:column-width="13.6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1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</style:style>
    <style:style style:name="ce12" style:family="table-cell" style:parent-style-name="Default">
      <style:table-cell-properties fo:background-color="#bbe33d" fo:wrap-option="wrap"/>
    </style:style>
    <style:style style:name="ce13" style:family="table-cell" style:parent-style-name="Default" style:data-style-name="N104">
      <style:table-cell-properties fo:wrap-option="wrap"/>
    </style:style>
    <style:style style:name="ce1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7d1d5" fo:wrap-option="wrap"/>
    </style:style>
    <style:style style:name="ce1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0000"/>
    </style:style>
    <style:style style:name="T1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text-position="33% 58%"/>
    </style:style>
    <style:style style:name="T3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Lohit Devanagari" style:font-size-asian="10pt" style:font-size-complex="10pt" style:font-style-asian="normal" style:font-style-complex="normal" style:text-emphasize="none" style:font-relief="none" fo:font-size="10pt" style:text-position="33% 58%" style:font-weight-asian="bold" style:font-weight-complex="bold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text-position="33% 58%" style:font-weight-asian="bold" style:font-weight-complex="bold"/>
    </style:style>
    <style:style style:name="T7" style:family="text">
      <style:text-properties fo:font-weight="bold" style:text-position="33% 58%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t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STATUS</text:span><text:span text:style-name="T4">1</text:span>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Version 1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Version 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4" table:number-columns-repeated="63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BoardChecks" table:style-name="ta1">
        <table:table-column table:style-name="co14" table:default-cell-style-name="Default"/>
        <table:table-column table:style-name="co15" table:default-cell-style-name="ce10"/>
        <table:table-column table:style-name="co3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OARD </text:p>
          </table:table-cell>
          <table:table-cell table:style-name="ce9" office:value-type="string" calcext:value-type="string">
            <text:p>ISSUE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w many layers?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thickness copper?</text:p>
          </table:table-cell>
          <table:table-cell office:value-type="string" calcext:value-type="string">
            <text:p>1o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type of processes?</text:p>
          </table:table-cell>
          <table:table-cell office:value-type="string" calcext:value-type="string">
            <text:p>Lead Free, P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layers are needed in the Gerbers?</text:p>
          </table:table-cell>
          <table:table-cell office:value-type="string" calcext:value-type="string">
            <text:p>need top and bottom copper – they will figure out which need to be P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sort of drill sizing?</text:p>
          </table:table-cell>
          <table:table-cell office:value-type="string" calcext:value-type="string">
            <text:p>Assume 0.1mm sizes avail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ing Holes?</text:p>
          </table:table-cell>
          <table:table-cell office:value-type="string" calcext:value-type="string">
            <text:p>4xM3 clearance (3.2m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rd materials?</text:p>
          </table:table-cell>
          <table:table-cell office:value-type="string" calcext:value-type="string">
            <text:p>FR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rd thickness?</text:p>
          </table:table-cell>
          <table:table-cell office:value-type="string" calcext:value-type="string">
            <text:p>1.6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all size?</text:p>
          </table:table-cell>
          <table:table-cell table:style-name="ce11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ntity needed?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es needed?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C issues considered?</text:p>
          </table:table-cell>
          <table:table-cell office:value-type="string" calcext:value-type="string">
            <text:p>not reall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hermal issues considered?</text:p>
          </table:table-cell>
          <table:table-cell office:value-type="string" calcext:value-type="string">
            <text:p>Yes – power track size for terminal blocks, no currents sensor now so rest is low temp; also the motor driver as current sensing which is sensitive to over temperature, and/or we know what current represents too much current in the drivers (the library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rcing issues considered?</text:p>
          </table:table-cell>
          <table:table-cell office:value-type="string" calcext:value-type="string">
            <text:p>Yes – jlbpcb stocks checked for parts to be used in assemb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y issues considered?</text:p>
          </table:table-cell>
          <table:table-cell office:value-type="string" calcext:value-type="string">
            <text:p>Yes – moved terminals so can get wires in easily, left out through hole test point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ing issues considered?</text:p>
          </table:table-cell>
          <table:table-cell office:value-type="string" calcext:value-type="string">
            <text:p>Added test points and ground plane pads for scope cli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 that PCB fits in enclosure ok?</text:p>
          </table:table-cell>
          <table:table-cell office:value-type="string" calcext:value-type="string">
            <text:p>Enclosure will be about 50mm high (false floor in iso container, so we have clearanc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points &amp; type?</text:p>
          </table:table-cell>
          <table:table-cell office:value-type="string" calcext:value-type="string">
            <text:p>push on so will need to hold probes in place – good enough for a design we already teste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nd clip location?</text:p>
          </table:table-cell>
          <table:table-cell office:value-type="string" calcext:value-type="string">
            <text:p>edges of the boards, clear of other components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Parts</text:p>
          </table:table-cell>
          <table:table-cell office:value-type="string" calcext:value-type="string">
            <text:p>Status</text:p>
          </table:table-cell>
          <table:table-cell table:number-columns-repeated="5"/>
        </table:table-row>
        <table:table-row table:style-name="ro1">
          <table:table-cell table:formula="of:=[$ArduinoNanoIoT33.B1]" office:value-type="string" office:string-value="Arduino Nano IOT 33" calcext:value-type="string">
            <text:p>Arduino Nano IOT 33</text:p>
          </table:table-cell>
          <table:table-cell table:formula="of:=[$ArduinoNanoIoT33.B2]" office:value-type="string" office:string-value="Not Checked" calcext:value-type="string">
            <text:p>Not Checked</text:p>
          </table:table-cell>
          <table:table-cell table:number-columns-repeated="5"/>
        </table:table-row>
        <table:table-row table:style-name="ro1">
          <table:table-cell table:formula="of:=[$TXS0104E.B1]" office:value-type="string" office:string-value="TXS0104E" calcext:value-type="string">
            <text:p>TXS0104E</text:p>
          </table:table-cell>
          <table:table-cell table:formula="of:=[$TXS0104E.B2]" office:value-type="string" office:string-value="Not checked" calcext:value-type="string">
            <text:p>Not check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75175D</text:p>
          </table:table-cell>
          <table:table-cell table:formula="of:=[$SN75175D.B2]" office:value-type="string" office:string-value="Not checked" calcext:value-type="string">
            <text:p>Not check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orControlShield</text:p>
          </table:table-cell>
          <table:table-cell table:formula="of:=[$MotorControlShield.B2]" office:value-type="string" office:string-value="ISSUE – footprint orientation, 3.3V input ok?" calcext:value-type="string">
            <text:p>ISSUE – footprint orientation, 3.3V input ok?</text:p>
          </table:table-cell>
          <table:table-cell table:number-columns-repeated="5"/>
        </table:table-row>
        <table:table-row table:style-name="ro1">
          <table:table-cell table:formula="of:=[$EncoderConnector.B1]" office:value-type="string" office:string-value="Encoder Connector" calcext:value-type="string">
            <text:p>Encoder Connector</text:p>
          </table:table-cell>
          <table:table-cell table:formula="of:=[$EncoderConnector.B2]" office:value-type="string" office:string-value="Not Checked" calcext:value-type="string">
            <text:p>Not Checked</text:p>
          </table:table-cell>
          <table:table-cell table:number-columns-repeated="5"/>
        </table:table-row>
        <table:table-row table:style-name="ro2">
          <table:table-cell table:formula="of:=[$LEDConnector.B1]" office:value-type="string" office:string-value="LED Connector" calcext:value-type="string">
            <text:p>LED Connector</text:p>
          </table:table-cell>
          <table:table-cell table:formula="of:=[$LEDConnector.B2]" office:value-type="string" office:string-value="ISSUE - Need to make sure that we can make up cables easily – can we buy an off the shelf cable assembly?" calcext:value-type="string">
            <text:p>ISSUE - Need to make sure that we can make up cables easily – can we buy an off the shelf cable assembly?</text:p>
          </table:table-cell>
          <table:table-cell table:number-columns-repeated="5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rduinoNanoIoT33" table:style-name="ta1">
        <table:table-column table:style-name="co18" table:default-cell-style-name="Default"/>
        <table:table-column table:style-name="co19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Arduino Nano IOT 3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<text:span text:style-name="T3">STATUS</text:span><text:span text:style-name="T4">1</text:span></text:p>
          </table:table-cell>
          <table:table-cell office:value-type="string" calcext:value-type="string">
            <text:p>Not Check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rsion 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office:value-type="string" calcext:value-type="string">
            <text:p>USB 5V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wer supply given</text:p>
          </table:table-cell>
          <table:table-cell office:value-type="string" calcext:value-type="string">
            <text:p>USB connecto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round wanted</text:p>
          </table:table-cell>
          <table:table-cell office:value-type="string" calcext:value-type="string">
            <text:p>Digital/Analogu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round given</text:p>
          </table:table-cell>
          <table:table-cell office:value-type="string" calcext:value-type="string">
            <text:p>USB Groun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st unused inputs</text:p>
          </table:table-cell>
          <table:table-cell office:value-type="string" calcext:value-type="string">
            <text:p>A0,A1,A4,A5,Rx,Tx,Aref,Reset,Vin,D6,D1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style-name="ce12" office:value-type="string" calcext:value-type="string">
            <text:p>none requir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style-name="ce12" office:value-type="string" calcext:value-type="string">
            <text:p>previously used, assume o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style-name="ce12" office:value-type="string" calcext:value-type="string">
            <text:p>previously used, assume o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learance around footprint?</text:p>
          </table:table-cell>
          <table:table-cell office:value-type="string" calcext:value-type="string">
            <text:p>needs room for pushing into place, and pulling out → so fingers at either end and middle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style-name="ce12" office:value-type="string" calcext:value-type="string">
            <text:p>Keep to the side of the motor shield, rather than opposite side of boar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oling required?</text:p>
          </table:table-cell>
          <table:table-cell table:style-name="ce12" office:value-type="string" calcext:value-type="string">
            <text:p>No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WM Pins on list?</text:p>
          </table:table-cell>
          <table:table-cell table:style-name="ce12" office:value-type="string" calcext:value-type="string">
            <text:p>732Hz on pins 2, 3, 5, 6, 9 - 12, A2, A3, A5; Using <text:span text:style-name="T8">9,10 so OK</text:span></text:p>
          </table:table-cell>
          <table:table-cell office:value-type="string" calcext:value-type="string">
            <text:p><text:span text:style-name="T9"><text:a xlink:href="https://www.arduino.cc/reference/en/language/functions/analog-io/analogwrite/" xlink:type="simple">https://www.arduino.cc/reference/en/language/functions/analog-io/analogwrite/</text:a>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AMD21_Turbo Pins connectable? </text:p>
          </table:table-cell>
          <table:table-cell table:style-name="ce12" office:value-type="string" calcext:value-type="string">
            <text:p>Nano 33 IoT: 4, 5, 6, 7, 8, 11, 12, and 13; For the Arduino Nano 33 IoT, you need to initialise <text:span text:style-name="T8">timer 1 for pins 4 and 7,</text:span> timer 0 for pins 5, 6, 8, and 12, and timer 2 for pins 11 and 13; <text:span text:style-name="T8">Using 4,7 so  OK</text:span></text:p>
          </table:table-cell>
          <table:table-cell office:value-type="string" calcext:value-type="string">
            <text:p>https://github.com/ocrdu/Arduino_SAMD21_turbo_PWM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NO CONNECTIONS TO &gt; 3.3V</text:p>
          </table:table-cell>
          <table:table-cell table:style-name="ce12" office:value-type="string" calcext:value-type="string">
            <text:p>We are using a level shifter to connect to the encoder, and the dc motor shield takes 3V3 input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duino Nano IOT 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style-name="ce13" office:value-type="currency" office:currency="GBP" office:value="20" calcext:value-type="currency">
            <text:p>£20.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office:value-type="string" calcext:value-type="string">
            <text:p>DI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atasheet link</text:p>
          </table:table-cell>
          <table:table-cell office:value-type="string" calcext:value-type="string">
            <text:p>https://docs.arduino.cc/hardware/nano-33-iot</text:p>
          </table:table-cell>
          <table:table-cell office:value-type="string" calcext:value-type="string">
            <text:p>https://docs.arduino.cc/static/2b1b0abd6cafeab3621ba4a189a87724/ABX00032-datasheet.pdf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4"/>
          <table:table-cell table:style-name="ce4" table:number-columns-repeated="62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XS0104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TXS0104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<text:span text:style-name="T3">STATUS</text:span><text:span text:style-name="T4">1</text:span></text:p>
          </table:table-cell>
          <table:table-cell office:value-type="string" calcext:value-type="string">
            <text:p>Not check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rsion 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4" table:number-columns-repeated="63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SN75175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SN75175D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<text:span text:style-name="T3">STATUS</text:span><text:span text:style-name="T4">1</text:span></text:p>
          </table:table-cell>
          <table:table-cell office:value-type="string" calcext:value-type="string">
            <text:p>Not check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rsion 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4" table:number-columns-repeated="63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MotorControlShield" table:style-name="ta1">
        <table:table-column table:style-name="co1" table:default-cell-style-name="Default"/>
        <table:table-column table:style-name="co20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MotorControlShield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<text:span text:style-name="T3">STATUS</text:span><text:span text:style-name="T4">1</text:span></text:p>
          </table:table-cell>
          <table:table-cell office:value-type="string" calcext:value-type="string">
            <text:p>ISSUE – footprint orientation, 3.3V input ok?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rsion 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Logic inputs</text:p>
          </table:table-cell>
          <table:table-cell table:style-name="ce15" office:value-type="string" calcext:value-type="string">
            <text:p>ISSUE Can take 3.3V inputs froin Arduino Nano IoT 33? Is Designed for Arduino Uno which is 5V operating volt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office:value-type="string" calcext:value-type="string">
            <text:p>https://www.infineon.com/cms/en/product/evaluation-boards/dc-motorcontr_btn8982/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control the forwards and backwards rotation of the DC motor under the spinning disk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office:value-type="string" calcext:value-type="string">
            <text:p>Full bridge driver so can reverse, can handle the currents we need (max 30A), the freqs we need (max 30kHz), and has current monitoring (IS_1,IS_2), and reverse voltage protec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office:value-type="string" calcext:value-type="string">
            <text:p>curren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14"/>
          <table:table-cell table:style-name="ce4" table:number-columns-repeated="62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coderConnec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Encoder Connector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<text:span text:style-name="T3">STATUS</text:span><text:span text:style-name="T4">1</text:span></text:p>
          </table:table-cell>
          <table:table-cell office:value-type="string" calcext:value-type="string">
            <text:p>Not Check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rsion 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4" table:number-columns-repeated="63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LEDConnec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100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LED Connector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<text:span text:style-name="T3">STATUS</text:span><text:span text:style-name="T4">1</text:span></text:p>
          </table:table-cell>
          <table:table-cell table:style-name="ce17" office:value-type="string" calcext:value-type="string">
            <text:p>ISSUE - Need to make sure that we can make up cables easily – can we buy an off the shelf cable assembly?</text:p>
          </table:table-cell>
          <table:table-cell/>
          <table:table-cell table:style-name="ce17" table:number-columns-repeated="1021"/>
        </table:table-row>
        <table:table-row table:style-name="ro1">
          <table:table-cell/>
          <table:table-cell office:value-type="string" calcext:value-type="string">
            <text:p>Version 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Allow LEDs to be located off-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office:value-type="string" calcext:value-type="string">
            <text:p>Easier to connect than terminal blocks during mainten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eed to make sure that we can make up cables easily – can we buy an off the shelf cable assembly?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4" table:number-columns-repeated="63"/>
          <table:table-cell table:number-columns-repeated="960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1023"/>
        </table:table-row>
      </table:table>
      <table:table table:name="TerminalBloc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STATUS</text:span><text:span text:style-name="T4">1</text:span>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Version 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office:value-type="string" calcext:value-type="string">
            <text:p>N/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wer supply given</text:p>
          </table:table-cell>
          <table:table-cell office:value-type="string" calcext:value-type="string">
            <text:p>N/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round wanted</text:p>
          </table:table-cell>
          <table:table-cell office:value-type="string" calcext:value-type="string">
            <text:p>N/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round given</text:p>
          </table:table-cell>
          <table:table-cell office:value-type="string" calcext:value-type="string">
            <text:p>N/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office:value-type="string" calcext:value-type="string">
            <text:p>YES – 6A (2mm?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4" table:number-columns-repeated="63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named-expressions/>
      <table:database-ranges>
        <table:database-range table:name="__Anonymous_Sheet_DB__0" table:target-range-address="PartTemplate.A21:PartTemplate.A3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ArduinoNanoIoT33.A23:ArduinoNanoIoT33.A3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TXS0104E.A21:TXS0104E.A3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SN75175D.A21:SN75175D.A3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otorControlShield.A21:MotorControlShield.A3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6" table:target-range-address="EncoderConnector.A21:EncoderConnector.A3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7" table:target-range-address="LEDConnector.A21:LEDConnector.A3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TerminalBlocks.A21:TerminalBlocks.A3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5:32:25.754592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1:59:42.644315843</meta:creation-date>
    <meta:generator>LibreOffice/6.4.6.2$Linux_X86_64 LibreOffice_project/40$Build-2</meta:generator>
    <dc:date>2021-11-12T16:19:31.437528022</dc:date>
    <meta:editing-duration>PT56M9S</meta:editing-duration>
    <meta:editing-cycles>19</meta:editing-cycles>
    <meta:document-statistic meta:table-count="9" meta:cell-count="523" meta:object-count="0"/>
  </office:meta>
</office:document-meta>
</file>